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avid" svg:font-family="David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18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Standard" style:list-style-name="L1">
      <style:text-properties style:font-name="Arial" fo:font-size="16pt" style:font-size-asian="16pt" style:font-size-complex="16pt"/>
    </style:style>
    <style:style style:name="P38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3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4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4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3832936" text:id="ct3138329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13832520" text:id="ct3138325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13833352" text:id="ct3138333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14004120" text:id="ct3140041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90035572810803415" text:style-name="L1">
        <text:list-item>
          <text:p text:style-name="P37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38"/>
        </text:list-item>
      </text:list>
      <text:p text:style-name="P20"/>
      <text:p text:style-name="P12"/>
      <text:p text:style-name="P2"><text:change text:change-id="ct313832936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1"><text:change text:change-id="ct313832520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313833352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וְצוּקָה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8</text:p>
            <text:p text:style-name="P21"><text:soft-page-break/>אָז יִקְרָאֻנְנִי, וְלֹא אֶעֱנֶה; <text:s text:c="3"/>יְשַׁחֲרֻנְנִי, וְלֹא יִמְצָאֻנְנִי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 table:style-name="表29.118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><text:soft-page-break/></text:p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314004120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--------------------------------------- [STEPS : closing] 20191009_161940</text:p>
      <text:list xml:id="list6348026673989158998" text:style-name="L2">
        <text:list-item>
          <text:p text:style-name="P46">time label ==&gt; paste</text:p>
        </text:list-item>
        <text:list-item>
          <text:p text:style-name="P46">“@@@” ==&gt; move to → at the bottom of the doc area</text:p>
        </text:list-item>
        <text:list-item>
          <text:p text:style-name="P46">DUP : template</text:p>
        </text:list-item>
        <text:list-item>
          <text:p text:style-name="P46"><text:soft-page-break/>close</text:p>
          <text:list>
            <text:list-item>
              <text:p text:style-name="P46">web pages</text:p>
            </text:list-item>
            <text:list-item>
              <text:p text:style-name="P46">sheet file</text:p>
            </text:list-item>
            <text:list-item>
              <text:p text:style-name="P46">folders (if any)</text:p>
            </text:list-item>
            <text:list-item>
              <text:p text:style-name="P46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avid" svg:font-family="David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8T09:24:19.60</dc:date>
    <dc:creator>iwabuchi ken</dc:creator>
    <meta:editing-duration>P5DT1H35M53S</meta:editing-duration>
    <meta:editing-cycles>287</meta:editing-cycles>
    <meta:generator>OpenOffice/4.1.3$Win32 OpenOffice.org_project/413m1$Build-9783</meta:generator>
    <meta:document-statistic meta:table-count="35" meta:image-count="0" meta:object-count="0" meta:page-count="59" meta:paragraph-count="1504" meta:word-count="7406" meta:character-count="38088"/>
  </office:meta>
</office:document-meta>
</file>